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officeooo:paragraph-rsid="00233d2f"/>
    </style:style>
    <style:style style:name="P2" style:family="paragraph" style:parent-style-name="Text_20_body" style:list-style-name="L1">
      <style:text-properties fo:font-weight="bold"/>
    </style:style>
    <style:style style:name="P3" style:family="paragraph" style:parent-style-name="Text_20_body" style:list-style-name="L1">
      <style:paragraph-properties fo:margin-left="0cm" fo:margin-right="0cm" fo:text-indent="0cm" style:auto-text-indent="false"/>
    </style:style>
    <style:style style:name="P4" style:family="paragraph" style:parent-style-name="Text_20_body" style:list-style-name="L1"/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left="0cm" fo:margin-right="0cm" fo:text-indent="0cm" style:auto-text-indent="false"/>
    </style:style>
    <style:style style:name="P8" style:family="paragraph" style:parent-style-name="Text_20_body" style:list-style-name="L2">
      <style:paragraph-properties fo:margin-left="0cm" fo:margin-right="0cm" fo:text-indent="0cm" style:auto-text-indent="false"/>
      <style:text-properties officeooo:paragraph-rsid="002039dc"/>
    </style:style>
    <style:style style:name="P9" style:family="paragraph" style:parent-style-name="Text_20_body" style:list-style-name="L3">
      <style:text-properties fo:font-weight="bold"/>
    </style:style>
    <style:style style:name="P10" style:family="paragraph" style:parent-style-name="Text_20_body" style:list-style-name="L3">
      <style:paragraph-properties fo:margin-left="0cm" fo:margin-right="0cm" fo:text-indent="0cm" style:auto-text-indent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text-properties officeooo:paragraph-rsid="002486c0"/>
    </style:style>
    <style:style style:name="P13" style:family="paragraph" style:parent-style-name="Text_20_body" style:list-style-name="L4">
      <style:text-properties fo:font-weight="bold"/>
    </style:style>
    <style:style style:name="P14" style:family="paragraph" style:parent-style-name="Text_20_body" style:list-style-name="L4">
      <style:paragraph-properties fo:margin-left="0cm" fo:margin-right="0cm" fo:text-indent="0cm" style:auto-text-indent="false"/>
    </style:style>
    <style:style style:name="P15" style:family="paragraph" style:parent-style-name="Text_20_body" style:list-style-name="L4"/>
    <style:style style:name="P16" style:family="paragraph" style:parent-style-name="Text_20_body" style:list-style-name="L5">
      <style:paragraph-properties fo:margin-left="0cm" fo:margin-right="0cm" fo:text-indent="0cm" style:auto-text-indent="false"/>
    </style:style>
    <style:style style:name="P17" style:family="paragraph" style:parent-style-name="Text_20_body" style:list-style-name="L5"/>
    <style:style style:name="P18" style:family="paragraph" style:parent-style-name="Text_20_body" style:list-style-name="L5">
      <style:text-properties fo:font-weight="bold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1. Choix de la technologie IHM (Affichage) </text:h>
      <text:list text:style-name="L1">
        <text:list-item>
          <text:p text:style-name="P2">Solution A : Framework PyQt </text:p>
          <text:list>
            <text:list-item>
              <text:p text:style-name="P3"><text:span text:style-name="T1">Avantages</text:span> : Rendu professionnel, gestion native du tactile, widgets performants pour l'embarqué.</text:p>
            </text:list-item>
            <text:list-item>
              <text:p text:style-name="P4"><text:span text:style-name="T1">Inconvénients</text:span> : Courbe d'apprentissage initiale pour le développement en Python.</text:p>
            </text:list-item>
            <text:list-item>
              <text:p text:style-name="P3"><text:span text:style-name="T1">Compatibilité ER</text:span> : Totale. Permet d'intégrer les scripts de lecture des données de puissance provenant de la carte de l'étudiant ER.</text:p>
            </text:list-item>
            <text:list-item>
              <text:p text:style-name="P3"><text:span text:style-name="T1">Compatibilité IR 2</text:span> : Optimale. Facilite le formatage des trames avant l'envoi vers la base de données distante.</text:p>
            </text:list-item>
            <text:list-item>
              <text:p text:style-name="P4"><text:span text:style-name="T1">Recherche de faisabilité</text:span> :</text:p>
              <text:list>
                <text:list-item>
                  <text:p text:style-name="P3"><text:span text:style-name="T2">Exemple similaire :</text:span> Tableaux de bord de contrôle pour imprimantes 3D (OctoPrint).</text:p>
                </text:list-item>
                <text:list-item>
                  <text:p text:style-name="P3"><text:span text:style-name="T2">Guide/Tuto :</text:span> Vidéo "PyQt5/PySide6 on Raspberry Pi - Touchscreen Application Guide".</text:p>
                </text:list-item>
              </text:list>
            </text:list-item>
          </text:list>
        </text:list-item>
        <text:list-item>
          <text:p text:style-name="P2">Solution B : Application Web (Flask / Dash)</text:p>
          <text:list>
            <text:list-item>
              <text:p text:style-name="P4"><text:span text:style-name="T1">Avantages</text:span> : Très léger et accessible via n'importe quel navigateur sur le réseau local.</text:p>
            </text:list-item>
            <text:list-item>
              <text:p text:style-name="P4"><text:span text:style-name="T1">Inconvénients</text:span> : Moins réactif pour un écran tactile branché directement sur un Raspberry Pi 3.</text:p>
            </text:list-item>
            <text:list-item>
              <text:p text:style-name="P3"><text:span text:style-name="T1">Compatibilité ER</text:span> : Bonne. Nécessite une passerelle logicielle entre le serveur web et les ports I2C gérés par l'étudiant ER.</text:p>
            </text:list-item>
            <text:list-item>
              <text:p text:style-name="P3"><text:span text:style-name="T1">Compatibilité IR 2</text:span> : Bonne pour l'affichage distant, mais peut complexifier la gestion simultanée du serveur et de la radio LoRa.</text:p>
            </text:list-item>
            <text:list-item>
              <text:p text:style-name="P4"><text:span text:style-name="T1">Recherche de faisabilité</text:span> :</text:p>
              <text:list>
                <text:list-item>
                  <text:p text:style-name="P3"><text:span text:style-name="T2">Exemple similaire :</text:span> Moniteurs de domotique (Home Assistant) sur Raspberry Pi.</text:p>
                </text:list-item>
                <text:list-item>
                  <text:p text:style-name="P4"><text:span text:style-name="T2">Guide/Tuto :</text:span> Tutoriel "Building a local web dashboard for sensors with Flask and Python".</text:p>
                </text:list-item>
              </text:list>
            </text:list-item>
          </text:list>
        </text:list-item>
      </text:list>
      <text:h text:style-name="Heading_20_4" text:outline-level="4"><text:soft-page-break/></text:h>
      <text:h text:style-name="Heading_20_4" text:outline-level="4"/>
      <text:h text:style-name="Heading_20_4" text:outline-level="4">2. </text:h>
      <text:p text:style-name="P5">Acquisition de Données (Liaison I2C) </text:p>
      <text:list text:style-name="L2">
        <text:list-item>
          <text:p text:style-name="P6"><text:span text:style-name="T1">Solution A : Bibliothèque Python </text:span><text:span text:style-name="Source_20_Text"><text:span text:style-name="T1">smbus2</text:span></text:span></text:p>
          <text:list>
            <text:list-item>
              <text:p text:style-name="P7"><text:span text:style-name="T1">Avantages</text:span> : Standard pour le Raspberry Pi et lecture précise des registres du microcontrôleur.</text:p>
            </text:list-item>
            <text:list-item>
              <text:p text:style-name="P7"><text:span text:style-name="T1">Inconvénients</text:span> : Nécessite la configuration exacte des adresses esclaves définies par l'étudiant ER.</text:p>
            </text:list-item>
            <text:list-item>
              <text:p text:style-name="P7"><text:span text:style-name="T1">Compatibilité ER</text:span> : Totale. Le microcontrôleur de l'ER fournit les données VBAT et ILED dans ce format standard.</text:p>
            </text:list-item>
            <text:list-item>
              <text:p text:style-name="P7"><text:span text:style-name="T1">Compatibilité Contrat</text:span> : Répond à l'exigence de transfert des informations vers l'afficheur in situ.</text:p>
            </text:list-item>
            <text:list-item>
              <text:p text:style-name="P6"><text:span text:style-name="T1">Recherche de faisabilité</text:span> :</text:p>
              <text:list>
                <text:list-item>
                  <text:p text:style-name="P6"><text:span text:style-name="T2">Exemple similaire :</text:span> Lecture de capteurs de puissance (INA219) via Python sur bus I2C.</text:p>
                </text:list-item>
                <text:list-item>
                  <text:p text:style-name="P7"><text:span text:style-name="T2">Guide/Tuto :</text:span> Guide Adafruit "Configuring I2C on Raspberry Pi for sensor data".</text:p>
                </text:list-item>
              </text:list>
            </text:list-item>
          </text:list>
        </text:list-item>
        <text:list-item>
          <text:p text:style-name="P6"><text:span text:style-name="T1">Solution B : Outils système </text:span><text:span text:style-name="Source_20_Text"><text:span text:style-name="T1">i2c-tools</text:span></text:span></text:p>
          <text:list>
            <text:list-item>
              <text:p text:style-name="P7"><text:span text:style-name="T1">Avantages</text:span> : Diagnostic matériel immédiat via terminal (<text:span text:style-name="Source_20_Text">i2cdetect</text:span>, <text:span text:style-name="Source_20_Text">i2cget</text:span>).</text:p>
            </text:list-item>
            <text:list-item>
              <text:p text:style-name="P6"><text:span text:style-name="T1">Inconvénients</text:span> : Moins flexible pour une intégration directe dans une interface graphique interactive.</text:p>
            </text:list-item>
            <text:list-item>
              <text:p text:style-name="P8"><text:span text:style-name="T1">Compatibilité ER</text:span> : Cette solution permet de valider la réception des données quel que soit l'avancement du code, tant que le protocole d'envoi est synchronisé entre les étudiants.</text:p>
            </text:list-item>
            <text:list-item>
              <text:p text:style-name="P6"><text:span text:style-name="T1">Recherche de faisabilité</text:span> :</text:p>
              <text:list>
                <text:list-item>
                  <text:p text:style-name="P6"><text:span text:style-name="T2">Exemple similaire :</text:span> Utilisation des commandes <text:span text:style-name="Source_20_Text">i2cget</text:span> pour vérifier la présence d'un esclave sur le bus.</text:p>
                </text:list-item>
                <text:list-item>
                  <text:p text:style-name="P6"><text:span text:style-name="T2">Guide/Tuto :</text:span> Tutoriel "Debugging I2C communication on Linux with i2c-tools".</text:p>
                </text:list-item>
              </text:list>
            </text:list-item>
          </text:list>
        </text:list-item>
      </text:list>
      <text:h text:style-name="Heading_20_4" text:outline-level="4"><text:soft-page-break/></text:h>
      <text:h text:style-name="Heading_20_4" text:outline-level="4"/>
      <text:h text:style-name="Heading_20_4" text:outline-level="4">3. </text:h>
      <text:p text:style-name="P5">Développement de l'IHM in situ </text:p>
      <text:list text:style-name="L3">
        <text:list-item>
          <text:p text:style-name="P9">Solution A : Widgets standard (ProgressBar / QDial)</text:p>
          <text:list>
            <text:list-item>
              <text:p text:style-name="P10"><text:span text:style-name="T1">Avantages</text:span> : Lecture rapide pour le technicien et développement simplifié.</text:p>
            </text:list-item>
            <text:list-item>
              <text:p text:style-name="P11"><text:span text:style-name="T1">Inconvénients</text:span> : Personnalisation esthétique limitée.</text:p>
            </text:list-item>
            <text:list-item>
              <text:p text:style-name="P10"><text:span text:style-name="T1">Compatibilité ER</text:span> : Affiche directement l'état des LEDs et de la charge batterie provenant du système ER.</text:p>
            </text:list-item>
            <text:list-item>
              <text:p text:style-name="P11"><text:span text:style-name="T1">Recherche de faisabilité</text:span> :</text:p>
              <text:list>
                <text:list-item>
                  <text:p text:style-name="P11"><text:span text:style-name="T2">Exemple similaire :</text:span> Indicateurs de charge sur les onduleurs solaires domestiques.</text:p>
                </text:list-item>
                <text:list-item>
                  <text:p text:style-name="P10"><text:span text:style-name="T2">Guide/Tuto :</text:span> Tuto "PyQt Dynamic Progress Bar for battery monitoring".</text:p>
                </text:list-item>
              </text:list>
            </text:list-item>
          </text:list>
        </text:list-item>
        <text:list-item>
          <text:p text:style-name="P9">Solution B : Graphiques dynamiques (Matplotlib / QtCharts)</text:p>
          <text:list>
            <text:list-item>
              <text:p text:style-name="P10"><text:span text:style-name="T1">Avantages</text:span> : Permet de visualiser l'historique de charge et les pics de courant.</text:p>
            </text:list-item>
            <text:list-item>
              <text:p text:style-name="P11"><text:span text:style-name="T1">Inconvénients</text:span> : Plus gourmand en ressources CPU pour un Raspberry Pi 3.</text:p>
            </text:list-item>
            <text:list-item>
              <text:p text:style-name="P10"><text:span text:style-name="T1">Compatibilité ER</text:span> : Utile pour l'analyse des performances du panneau solaire de l'étudiant ER.</text:p>
            </text:list-item>
            <text:list-item>
              <text:p text:style-name="P11"><text:span text:style-name="T1">Recherche de faisabilité</text:span> :</text:p>
              <text:list>
                <text:list-item>
                  <text:p text:style-name="P11"><text:span text:style-name="T2">Exemple similaire :</text:span> Enregistreurs de données (Data Loggers) pour énergies renouvelables.</text:p>
                </text:list-item>
                <text:list-item>
                  <text:p text:style-name="P12"><text:span text:style-name="T2">Guide/Tuto :</text:span> Guide "Real-time Data Visualization in PyQt5 using Matplotlib".</text:p>
                  <text:p text:style-name="P12"/>
                  <text:p text:style-name="P12"/>
                  <text:p text:style-name="P12"/>
                  <text:p text:style-name="P12"/>
                  <text:p text:style-name="P12"/>
                  <text:p text:style-name="P12"/>
                  <text:p text:style-name="P12"/>
                  <text:p text:style-name="P12"/>
                  <text:p text:style-name="P12"/>
                  <text:p text:style-name="P12"/>
                  <text:p text:style-name="P12"><text:soft-page-break/>4. </text:p>
                </text:list-item>
              </text:list>
            </text:list-item>
          </text:list>
        </text:list-item>
      </text:list>
      <text:p text:style-name="P5">Communication Radio (LoRa) </text:p>
      <text:list text:style-name="L4">
        <text:list-item>
          <text:p text:style-name="P13">Solution A : Module LoRa HAT (GPIO)</text:p>
          <text:list>
            <text:list-item>
              <text:p text:style-name="P14"><text:span text:style-name="T1">Avantages</text:span> : Intégration matérielle compacte sur le Raspberry Pi et antenne 868 MHz performante.</text:p>
            </text:list-item>
            <text:list-item>
              <text:p text:style-name="P14"><text:span text:style-name="T1">Inconvénients</text:span> : Partage des broches GPIO avec l'écran tactile.</text:p>
            </text:list-item>
            <text:list-item>
              <text:p text:style-name="P14"><text:span text:style-name="T1">Compatibilité IR 2</text:span> : Maximale. C'est le protocole requis pour la base de données distante de l'étudiant IR 2.</text:p>
            </text:list-item>
            <text:list-item>
              <text:p text:style-name="P15"><text:span text:style-name="T1">Recherche de faisabilité</text:span> :</text:p>
              <text:list>
                <text:list-item>
                  <text:p text:style-name="P15"><text:span text:style-name="T2">Exemple similaire :</text:span> Nœuds LoRaWAN pour le suivi agricole longue portée.</text:p>
                </text:list-item>
                <text:list-item>
                  <text:p text:style-name="P14"><text:span text:style-name="T2">Guide/Tuto :</text:span> Guide "Adding a Raspberry Pi LoRaWAN Node with Dragino HAT".</text:p>
                </text:list-item>
              </text:list>
            </text:list-item>
          </text:list>
        </text:list-item>
        <text:list-item>
          <text:p text:style-name="P13">Solution B : Dongle USB LoRa</text:p>
          <text:list>
            <text:list-item>
              <text:p text:style-name="P15"><text:span text:style-name="T1">Avantages</text:span> : Installation simplifiée sans câblage complexe des ports GPIO.</text:p>
            </text:list-item>
            <text:list-item>
              <text:p text:style-name="P15"><text:span text:style-name="T1">Inconvénients</text:span> : Fragilité mécanique accrue pour une installation sur mât extérieur.</text:p>
            </text:list-item>
            <text:list-item>
              <text:p text:style-name="P14"><text:span text:style-name="T1">Compatibilité IR 2</text:span> : Bonne. Compatible avec les fréquences LoRaWAN standards.</text:p>
            </text:list-item>
            <text:list-item>
              <text:p text:style-name="P15"><text:span text:style-name="T1">Recherche de faisabilité</text:span> :</text:p>
              <text:list>
                <text:list-item>
                  <text:p text:style-name="P15"><text:span text:style-name="T2">Exemple similaire :</text:span> Passerelles LoRa mobiles branchées sur USB.</text:p>
                </text:list-item>
                <text:list-item>
                  <text:p text:style-name="P15"><text:span text:style-name="T2">Guide/Tuto :</text:span> Documentation "Using USB-LoRa adapters with Python Serial library".</text:p>
                </text:list-item>
              </text:list>
            </text:list-item>
          </text:list>
        </text:list-item>
      </text:list>
      <text:h text:style-name="Heading_20_4" text:outline-level="4">5. </text:h>
      <text:p text:style-name="P5">Vérification Budgétaire et Devis (Budget : 500 €) </text:p>
      <text:list text:style-name="L5">
        <text:list-item>
          <text:p text:style-name="P16"><text:span text:style-name="T1">Respect du budget global</text:span> : Le devis pour le contrat IR 1 est de <text:span text:style-name="T1">140,00 €</text:span>, respectant le budget total de 500 €.</text:p>
        </text:list-item>
        <text:list-item>
          <text:p text:style-name="P17"><text:span text:style-name="T1">Devis détaillé IR 1</text:span> :</text:p>
          <text:list>
            <text:list-item>
              <text:p text:style-name="P16"><text:span text:style-name="T1">Écran Tactile 7" (HDMI/DSI)</text:span> : 80,00 €.</text:p>
            </text:list-item>
            <text:list-item>
              <text:p text:style-name="P16"><text:span text:style-name="T1">Module Radio LoRa (868 MHz)</text:span> : 35,00 €.</text:p>
            </text:list-item>
            <text:list-item>
              <text:p text:style-name="P16"><text:span text:style-name="T1">Antenne déportée</text:span> : 15,00 €.</text:p>
            </text:list-item>
            <text:list-item>
              <text:p text:style-name="P16"><text:span text:style-name="T1">Connectique I2C et câbles</text:span> : 10,00 €.</text:p>
            </text:list-item>
            <text:list-item>
              <text:p text:style-name="P18">TOTAL : 140,00 €.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7T17:28:25.218000000</meta:creation-date>
    <dc:date>2026-01-20T09:27:48.889000000</dc:date>
    <meta:editing-duration>PT37M25S</meta:editing-duration>
    <meta:editing-cycles>3</meta:editing-cycles>
    <meta:generator>LibreOffice/24.8.0.3$Windows_X86_64 LibreOffice_project/0bdf1299c94fe897b119f97f3c613e9dca6be583</meta:generator>
    <meta:print-date>2026-01-20T09:27:41.937000000</meta:print-date>
    <meta:document-statistic meta:table-count="0" meta:image-count="0" meta:object-count="0" meta:page-count="4" meta:paragraph-count="85" meta:word-count="823" meta:character-count="4950" meta:non-whitespace-character-count="4269"/>
  </office:meta>
</office:document-meta>
</file>